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lientResponse.getStatu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Content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LoadTimeInMilli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Content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ClientResponse.getConten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Response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ClientResponse.HttpClientResponse( URL url , HttpMethodBase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Client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ResponseHeaderValue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Response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